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INEDO ALEGRIA GILMA YRASEM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2316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EDO ALEGRIA, GILMA YRASEM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2316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ORIEGA VALERA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116240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</text:p>
          </table:table-cell>
          <table:table-cell table:style-name="Tableau1.A2" office:value-type="string">
            <text:p text:style-name="P14">56.18</text:p>
          </table:table-cell>
          <table:table-cell table:style-name="Tableau1.D2" office:value-type="string">
            <text:p text:style-name="P13">22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2:45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